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10" style:family="table-row">
      <style:table-row-properties style:min-row-height="1.677cm" fo:keep-together="auto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df8b0" officeooo:paragraph-rsid="001df8b0" style:font-size-asian="9pt" style:font-size-complex="9pt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10%" fo:text-align="center" style:justify-single-word="false" fo:orphans="0" fo:widows="0"/>
    </style:style>
    <style:style style:name="P7" style:family="paragraph" style:parent-style-name="Standard">
      <style:paragraph-properties fo:line-height="111%" fo:orphans="0" fo:widows="0"/>
    </style:style>
    <style:style style:name="P8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1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officeooo:paragraph-rsid="001df8b0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9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normal" officeooo:rsid="001df8b0" officeooo:paragraph-rsid="001df8b0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normal" officeooo:rsid="001face9" officeooo:paragraph-rsid="001face9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officeooo:rsid="001bb1c4"/>
    </style:style>
    <style:style style:name="T4" style:family="text">
      <style:text-properties officeooo:rsid="001cd7c1"/>
    </style:style>
    <style:style style:name="T5" style:family="text">
      <style:text-properties fo:font-weight="normal" officeooo:rsid="001cd7c1" style:font-weight-asian="normal" style:font-weight-complex="normal"/>
    </style:style>
    <style:style style:name="T6" style:family="text">
      <style:text-properties officeooo:rsid="001df8b0"/>
    </style:style>
    <style:style style:name="T7" style:family="text">
      <style:text-properties officeooo:rsid="001f6d4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fac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2"><text:s/></text:span><text:span text:style-name="T1">Project Name: Bienvenido a la plataforma de evaluación.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0"/>
          </table:table-cell>
          <table:covered-table-cell/>
        </table:table-row>
        <table:table-row table:style-name="Table1.3">
          <table:table-cell table:style-name="Table1.A3" office:value-type="string">
            <text:p text:style-name="P12">Test Case ID: <text:span text:style-name="T7">FRubrica4</text:span></text:p>
          </table:table-cell>
          <table:table-cell table:style-name="Table1.B3" office:value-type="string">
            <text:p text:style-name="P15">Test Designed by: <text:span text:style-name="T3">Luis Pinochet</text:span></text:p>
          </table:table-cell>
        </table:table-row>
        <table:table-row table:style-name="Table1.2">
          <table:table-cell table:style-name="Table1.A4" office:value-type="string">
            <text:p text:style-name="P11">Test Priority (Low/Medium/High): <text:span text:style-name="T6">Low</text:span></text:p>
          </table:table-cell>
          <table:table-cell table:style-name="Table1.B4" office:value-type="string">
            <text:p text:style-name="P13">Test Designed date: <text:span text:style-name="T7">23/6/19</text:span></text:p>
          </table:table-cell>
        </table:table-row>
        <table:table-row table:style-name="Table1.3">
          <table:table-cell table:style-name="Table1.A5" office:value-type="string">
            <text:p text:style-name="P11">Module Name: <text:span text:style-name="T3">Ficha Rúbrica</text:span></text:p>
          </table:table-cell>
          <table:table-cell table:style-name="Table1.B5" office:value-type="string">
            <text:p text:style-name="P13">Test Executed by: </text:p>
          </table:table-cell>
        </table:table-row>
        <table:table-row table:style-name="Table1.3">
          <table:table-cell table:style-name="Table1.A6" office:value-type="string">
            <text:p text:style-name="P11">Test Title: <text:span text:style-name="T4">Requisito Ficha Rúbrica 4 </text:span></text:p>
          </table:table-cell>
          <table:table-cell table:style-name="Table1.B6" office:value-type="string">
            <text:p text:style-name="P13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1">Description: <text:span text:style-name="T5">Verificar que para administradores se indique condiciones de duración minima y máxima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9"/>
          </table:table-cell>
          <table:table-cell table:style-name="Table1.A9" office:value-type="string">
            <text:p text:style-name="P9"/>
          </table:table-cell>
        </table:table-row>
        <table:table-row table:style-name="Table1.10">
          <table:table-cell table:style-name="Table1.A10" table:number-columns-spanned="2" office:value-type="string">
            <text:p text:style-name="P14">Pre-conditions: </text:p>
            <text:p text:style-name="P19">Una cuenta de Admistrador ya ingresada y loggeada</text:p>
            <text:p text:style-name="P19">Una evaluacion <text:span text:style-name="T9">llamada “eval 1”</text:span> con duración mínima 5 minutos y máxima 6 minutos</text:p>
            <text:p text:style-name="P19">Vista de Evaluaciones ya ingresada </text:p>
            <text:p text:style-name="P20">Ver la evaluacion “eval 1” </text:p>
            <text:p text:style-name="P9"/>
            <text:p text:style-name="P9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3">Dependencies: <text:span text:style-name="T7">creación de evaluaciones , gestion de administradores</text:span></text:p>
            <text:p text:style-name="P9"/>
          </table:table-cell>
          <table:covered-table-cell/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8">Step</text:p>
          </table:table-cell>
          <table:table-cell table:style-name="Table2.B1" office:value-type="string">
            <text:p text:style-name="P17">Test Steps</text:p>
          </table:table-cell>
          <table:table-cell table:style-name="Table2.B1" office:value-type="string">
            <text:p text:style-name="P17">Test Data</text:p>
          </table:table-cell>
          <table:table-cell table:style-name="Table2.D1" office:value-type="string">
            <text:p text:style-name="P17">Expected Result</text:p>
          </table:table-cell>
          <table:table-cell table:style-name="Table2.E1" office:value-type="string">
            <text:p text:style-name="P17">Actual Result</text:p>
          </table:table-cell>
          <table:table-cell table:style-name="Table2.F1" office:value-type="string">
            <text:p text:style-name="P17">Status (Pass/Fail)</text:p>
          </table:table-cell>
          <table:table-cell table:style-name="Table2.G1" office:value-type="string">
            <text:p text:style-name="P17">Notes</text:p>
          </table:table-cell>
        </table:table-row>
        <table:table-row table:style-name="Table2.2"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4">Verificar que se encuentre la duración maxima y mínima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4">En algún visible y lógico se encuentra los tiempos mínimos y máximos (5-6 minutos respectivamente)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6">2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2"/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2"/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2"/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2"/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2"/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8" office:value-type="string">
            <text:p text:style-name="P2"/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9" office:value-type="string">
            <text:p text:style-name="P2"/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10" office:value-type="string">
            <text:p text:style-name="P2"/>
          </table:table-cell>
          <table:table-cell table:style-name="Table2.E10" office:value-type="string">
            <text:p text:style-name="P2"/>
          </table:table-cell>
          <table:table-cell table:style-name="Table2.F10" office:value-type="string">
            <text:p text:style-name="P2"/>
          </table:table-cell>
          <table:table-cell table:style-name="Table2.G10" office:value-type="string">
            <text:p text:style-name="P2"/>
          </table:table-cell>
        </table:table-row>
      </table:table>
      <text:p text:style-name="P7"><text:soft-page-break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6">Dependencies: 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23:33:43.773639066</dc:date>
    <meta:editing-duration>PT13M25S</meta:editing-duration>
    <meta:editing-cycles>5</meta:editing-cycles>
    <meta:document-statistic meta:table-count="3" meta:image-count="0" meta:object-count="0" meta:page-count="2" meta:paragraph-count="31" meta:word-count="136" meta:character-count="893" meta:non-whitespace-character-count="778"/>
  </office:meta>
</office:document-meta>
</file>